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3" style:family="table-cell" style:parent-style-name="Default">
      <style:table-cell-properties fo:background-color="#a8a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93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fo:background-color="#ff8d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0093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a8a6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a8a6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2" table:default-cell-style-name="Default"/>
        <table:table-column table:style-name="co3" table:number-columns-repeated="99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3" table:number-rows-spanned="1">
            <text:p>PROJECT CHARTER</text:p>
          </table:table-cell>
          <table:covered-table-cell table:number-columns-repeated="12" table:style-name="ce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Project Title : </text:p>
          </table:table-cell>
          <table:covered-table-cell/>
          <table:table-cell table:style-name="ce15" office:value-type="string" calcext:value-type="string">
            <text:p>Restaurant Management System Development</text:p>
          </table:table-cell>
          <table:table-cell table:style-name="ce17" table:number-columns-repeated="2"/>
          <table:table-cell/>
          <table:table-cell table:style-name="ce12" office:value-type="string" calcext:value-type="string" table:number-columns-spanned="2" table:number-rows-spanned="1">
            <text:p>Project Manager : </text:p>
          </table:table-cell>
          <table:covered-table-cell/>
          <table:table-cell table:style-name="ce20" office:value-type="string" calcext:value-type="string" table:number-columns-spanned="2" table:number-rows-spanned="1">
            <text:p>Shravani Adhav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Project Start Date :</text:p>
          </table:table-cell>
          <table:covered-table-cell/>
          <table:table-cell table:style-name="ce16" office:value-type="date" office:date-value="2024-04-22" calcext:value-type="date">
            <text:p>04/22/24</text:p>
          </table:table-cell>
          <table:table-cell table:number-columns-repeated="3"/>
          <table:table-cell table:style-name="ce12" office:value-type="string" calcext:value-type="string" table:number-columns-spanned="2" table:number-rows-spanned="1">
            <text:p>Project Sponsor : </text:p>
          </table:table-cell>
          <table:covered-table-cell/>
          <table:table-cell table:style-name="ce20" office:value-type="string" calcext:value-type="string" table:number-columns-spanned="2" table:number-rows-spanned="1">
            <text:p>Reva Ukirde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Project End Date :</text:p>
          </table:table-cell>
          <table:table-cell/>
          <table:table-cell table:style-name="ce16" office:value-type="date" office:date-value="2024-10-15" calcext:value-type="date">
            <text:p>10/15/24</text:p>
          </table:table-cell>
          <table:table-cell table:number-columns-repeated="3"/>
          <table:table-cell table:style-name="ce14" office:value-type="string" calcext:value-type="string">
            <text:p>Email :</text:p>
          </table:table-cell>
          <table:table-cell/>
          <table:table-cell table:style-name="ce21" office:value-type="string" calcext:value-type="string" table:number-columns-spanned="2" table:number-rows-spanned="1">
            <text:p><text:a xlink:href="mailto:asdf@gmail.com" xlink:type="simple">asdf@gmail.com</text:a>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3" table:number-rows-spanned="1">
            <text:p>Key Schedule Milestones</text:p>
          </table:table-cell>
          <table:covered-table-cell table:number-columns-repeated="12"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Milestones </text:p>
          </table:table-cell>
          <table:covered-table-cell table:number-columns-repeated="4" table:style-name="ce13"/>
          <table:table-cell table:style-name="ce18" table:number-columns-repeated="2"/>
          <table:table-cell table:style-name="ce19" office:value-type="string" calcext:value-type="string" table:number-columns-spanned="2" table:number-rows-spanned="1">
            <text:p>Target Date</text:p>
          </table:table-cell>
          <table:covered-table-cell table:style-name="ce13"/>
          <table:table-cell table:style-name="ce18"/>
          <table:table-cell table:style-name="ce19" office:value-type="string" calcext:value-type="string" table:number-columns-spanned="2" table:number-rows-spanned="1">
            <text:p>Completion Date</text:p>
          </table:table-cell>
          <table:covered-table-cell table:style-name="ce13"/>
          <table:table-cell table:style-name="ce18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1. Completion of Design phase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 table:number-columns-spanned="2" table:number-rows-spanned="1">
            <text:p>May 7,2024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2. Deveploment phase completion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 table:number-columns-spanned="2" table:number-rows-spanned="1">
            <text:p>July 7,2024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3. User Testing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 table:number-columns-spanned="2" table:number-rows-spanned="1">
            <text:p>August 8,2024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4. Final Review and Adjustment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 table:number-columns-spanned="2" table:number-rows-spanned="1">
            <text:p>September 16,2024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5. Project Launch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 table:number-columns-spanned="2" table:number-rows-spanned="1">
            <text:p>October 27,2024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3" table:number-rows-spanned="1">
            <text:p>Budget Information</text:p>
          </table:table-cell>
          <table:covered-table-cell table:number-columns-repeated="12"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3" table:number-rows-spanned="1">
            <text:p>Budget to complete this project is $5000</text:p>
          </table:table-cell>
          <table:covered-table-cell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3" table:number-rows-spanned="1">
            <text:p>Project Objectives</text:p>
          </table:table-cell>
          <table:covered-table-cell table:number-columns-repeated="12" table:style-name="ce13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3" table:number-rows-spanned="1">
            <text:p>1. Develop a responsive and accessible website that meets the needs of students and teachers.</text:p>
          </table:table-cell>
          <table:covered-table-cell table:number-columns-repeated="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3" table:number-rows-spanned="1">
            <text:p>2. Create a home page that provides an overview of the class and easy navigation to other sections.</text:p>
          </table:table-cell>
          <table:covered-table-cell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3" table:number-rows-spanned="1">
            <text:p>3. Design a syllabus page that outlines course objectives, requirements, and schedules.</text:p>
          </table:table-cell>
          <table:covered-table-cell table:number-columns-repeated="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3" table:number-rows-spanned="1">
            <text:p>4. Implement secure login portals for students and teachers to access personalized content.</text:p>
          </table:table-cell>
          <table:covered-table-cell table:number-columns-repeated="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3" table:number-rows-spanned="1">
            <text:p>5. Include additional features such as announcements, a calendar, and a contact form.</text:p>
          </table:table-cell>
          <table:covered-table-cell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13" table:number-rows-spanned="1">
            <text:p>Main Project Success Criteria</text:p>
          </table:table-cell>
          <table:covered-table-cell table:number-columns-repeated="12" table:style-name="ce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3" table:number-rows-spanned="1">
            <text:p>1. On-Time Delivery:</text:p>
          </table:table-cell>
          <table:covered-table-cell table:number-columns-repeated="12"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3" table:number-rows-spanned="1">
            <text:p>2. Create a home page that provides an overview of the class and easy navigation to other sections.</text:p>
          </table:table-cell>
          <table:covered-table-cell table:number-columns-repeated="12"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3" table:number-rows-spanned="1">
            <text:p>3. Functionality:</text:p>
          </table:table-cell>
          <table:covered-table-cell table:number-columns-repeated="12"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3" table:number-rows-spanned="1">
            <text:p>4. User Satisfaction:</text:p>
          </table:table-cell>
          <table:covered-table-cell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6" table:number-rows-spanned="1">
            <text:p>Project Team</text:p>
          </table:table-cell>
          <table:covered-table-cell table:number-columns-repeated="5" table:style-name="ce13"/>
          <table:table-cell table:style-name="ce11" office:value-type="string" calcext:value-type="string" table:number-columns-spanned="7" table:number-rows-spanned="1">
            <text:p>Project Approval</text:p>
          </table:table-cell>
          <table:covered-table-cell table:number-columns-repeated="6"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Project Manager</text:p>
          </table:table-cell>
          <table:covered-table-cell/>
          <table:table-cell table:number-columns-repeated="5"/>
          <table:table-cell table:style-name="ce12" office:value-type="string" calcext:value-type="string" table:number-columns-spanned="2" table:number-rows-spanned="1">
            <text:p>Sponsor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Project Manager </text:p>
          </table:table-cell>
          <table:covered-table-cell/>
          <table:table-cell table:number-columns-repeated="5"/>
          <table:table-cell table:style-name="ce12" office:value-type="string" calcext:value-type="string" table:number-columns-spanned="2" table:number-rows-spanned="1">
            <text:p>Bussiness Head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Team Members </text:p>
          </table:table-cell>
          <table:covered-table-cell/>
          <table:table-cell table:number-columns-repeated="5"/>
          <table:table-cell table:style-name="ce12" office:value-type="string" calcext:value-type="string" table:number-columns-spanned="2" table:number-rows-spanned="1">
            <text:p>Manager</text:p>
          </table:table-cell>
          <table:covered-table-cell/>
          <table:table-cell table:number-columns-repeated="1013"/>
        </table:table-row>
        <table:table-row table:style-name="ro1" table:number-rows-repeated="96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Dev/6.0.5.2$Linux_X86_64 LibreOffice_project/</meta:generator>
  </office:meta>
</office:document-meta>
</file>